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Hibernate Basic Configuration</text:span></text:p>
      <text:p text:style-name="P1"><text:span text:style-name="T1"/></text:p>
      <text:p text:style-name="P2"><text:span text:style-name="T2">The mapping document defines, among other things, how properties of the "whatever" class map to columns of the "Whatever" table. </text:span></text:p>
      <text:p text:style-name="P2"><text:span text:style-name="T2"/></text:p>
      <text:p text:style-name="P2"><text:span text:style-name="T2">Example of an XML Mapping file:</text:span></text:p>
      <text:p text:style-name="P3"><draw:frame text:anchor-type="as-char" svg:width="165.10mm" svg:height="109.86mm" style:rel-width="scale" style:rel-height="scale"><draw:object-ole xlink:href="OleObj1"/><draw:image xlink:href="ObjectReplacements/OleObj1"/></draw:frame><text:span text:style-name="T2"/></text:p>
      <text:p text:style-name="P3"><text:span text:style-name="T2">The mapping document tells Hibernate that the Message class is to be persisted tothe MESSAGES table, that the identifier property maps to a column namedMESSAGE_ID, that the text property maps to a column named MESSAGE_TEXT, andthat the property named nextMessage is an association with many-to-one multiplicitythat maps to a column named NEXT_MESSAGE_ID. </text:span></text:p>
      <text:p text:style-name="P3"><text:span text:style-name="T2"/></text:p>
      <text:p text:style-name="P3"><draw:frame text:anchor-type="as-char" svg:width="165.10mm" svg:height="136.95mm" style:rel-width="scale" style:rel-height="scale"><draw:object-ole xlink:href="OleObj2"/><draw:image xlink:href="ObjectReplacements/OleObj2"/></draw:frame><text:span text:style-name="T2"/></text:p>
      <text:p text:style-name="P3"><text:span text:style-name="T2"/></text:p>
      <text:p text:style-name="P3"><text:span text:style-name="T3">Page 36 Chapter 2<text:s/></text:span><text:span text:style-name="T4">Introducing and integrating Hibernatesaves us the effort of explicitly asking Hibernate to update the database when wemodify the state of an object inside a transaction. Similarly, you can see that thenew message was made persistent when a reference was created from the first mes-sage. This feature is called cascading save: It saves us the effort of explicitly makingthe new object persistent by calling save(), as long as it’s reachable by an already-persistent instance. Also notice that the ordering of the SQL statements isn’t thesame as the order in which we set property values. Hibernate uses a sophisticatedalgorithm to determine an efficient ordering that avoids database foreign key con-straint violations but is still sufficiently predictable to the user. This feature iscalled transactional write-behind.</text:span></text:p>
      <text:p text:style-name="P3"><text:span text:style-name="T4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